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C3000002C39FBBF0A1.png" manifest:media-type="image/png"/>
  <manifest:file-entry manifest:full-path="Pictures/10004ADA000052C9000052C938881F43.svg" manifest:media-type="image/svg+xml"/>
  <manifest:file-entry manifest:full-path="Pictures/100000010000001E0000001D231F025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1.A" style:family="table-column">
      <style:table-column-properties style:column-width="7.4708in" style:rel-column-width="65535*"/>
    </style:style>
    <style:style style:name="Table1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2.A" style:family="table-column">
      <style:table-column-properties style:column-width="7.4708in" style:rel-column-width="65535*"/>
    </style:style>
    <style:style style:name="Table2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4.A" style:family="table-column">
      <style:table-column-properties style:column-width="7.4708in" style:rel-column-width="65535*"/>
    </style:style>
    <style:style style:name="Table4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6611in" table:align="left" style:writing-mode="lr-tb"/>
    </style:style>
    <style:style style:name="Table3.A" style:family="table-column">
      <style:table-column-properties style:column-width="0.4174in"/>
    </style:style>
    <style:style style:name="Table3.B" style:family="table-column">
      <style:table-column-properties style:column-width="6.2438in"/>
    </style:style>
    <style:style style:name="Table3.1" style:family="table-row">
      <style:table-row-properties style:min-row-height="0.4722in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Heading_20_4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8" style:family="paragraph" style:parent-style-name="Heading_20_4">
      <style:text-properties style:font-name="Arial" fo:font-size="12pt" fo:font-style="normal" fo:font-weight="normal" officeooo:paragraph-rsid="016844f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93d21" style:font-size-asian="9pt" style:font-weight-asian="bold" style:font-size-complex="9pt" style:font-weight-complex="bold"/>
    </style:style>
    <style:style style:name="P1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" fo:font-size="11pt" officeooo:rsid="017f2b14" officeooo:paragraph-rsid="017f2b14" style:font-size-asian="11pt" style:font-size-complex="11pt"/>
    </style:style>
    <style:style style:name="P13" style:family="paragraph" style:parent-style-name="Heading_20_4">
      <style:paragraph-properties fo:margin-top="0.0437in" fo:margin-bottom="0.0437in" style:contextual-spacing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25in" fo:margin-right="0in" fo:line-height="100%" fo:text-indent="0in" style:auto-text-indent="false" style:snap-to-layout-grid="false"/>
      <style:text-properties style:font-name="Arial" fo:font-size="9pt" officeooo:paragraph-rsid="0174d1d7" style:font-size-asian="9pt" style:font-size-complex="9pt"/>
    </style:style>
    <style:style style:name="P15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5e03" officeooo:paragraph-rsid="0156fd5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6" style:family="paragraph" style:parent-style-name="Heading_20_4">
      <style:paragraph-properties fo:margin-top="0.0437in" fo:margin-bottom="0.0437in" style:contextual-spacing="false"/>
      <style:text-properties fo:font-size="10pt" officeooo:paragraph-rsid="018dc847" style:font-size-asian="10pt" style:font-size-complex="10pt"/>
    </style:style>
    <style:style style:name="P17" style:family="paragraph" style:parent-style-name="Standard">
      <style:paragraph-properties fo:margin-left="0.25in" fo:margin-right="0in" fo:text-indent="0in" style:auto-text-indent="false" style:snap-to-layout-grid="false"/>
      <style:text-properties style:font-name="Arial" fo:font-size="9pt" officeooo:paragraph-rsid="01762a11" style:font-size-asian="9pt" style:font-size-complex="9pt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59289b" style:font-size-asian="9pt" style:font-size-complex="9pt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fo:font-size="9pt" officeooo:paragraph-rsid="01762a11" style:font-size-asian="9pt" style:font-size-complex="9pt"/>
    </style:style>
    <style:style style:name="P21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7796" officeooo:paragraph-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23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24" style:family="paragraph" style:parent-style-name="Standard">
      <style:paragraph-properties style:snap-to-layout-grid="false"/>
      <style:text-properties style:font-name="Arial" officeooo:paragraph-rsid="015db34e"/>
    </style:style>
    <style:style style:name="P25" style:family="paragraph" style:parent-style-name="Standard">
      <style:paragraph-properties fo:line-height="150%" style:snap-to-layout-grid="false"/>
      <style:text-properties fo:color="#000000" loext:opacity="100%" style:font-name="Arial" fo:font-size="9pt" fo:font-weight="bold" officeooo:paragraph-rsid="0188ae64" style:font-size-asian="9pt" style:font-weight-asian="bold" style:font-size-complex="9pt" style:font-weight-complex="bold"/>
    </style:style>
    <style:style style:name="P26" style:family="paragraph" style:parent-style-name="Standard">
      <style:paragraph-properties fo:line-height="150%" style:snap-to-layout-grid="false"/>
      <style:text-properties style:font-name="Arial" officeooo:paragraph-rsid="0188ae64"/>
    </style:style>
    <style:style style:name="P27" style:family="paragraph" style:parent-style-name="Standard">
      <style:paragraph-properties fo:line-height="150%" style:snap-to-layout-grid="false"/>
      <style:text-properties style:font-name="Arial" fo:font-size="9pt" officeooo:paragraph-rsid="0188ae64" style:font-size-asian="9pt" style:font-size-complex="9pt"/>
    </style:style>
    <style:style style:name="P28" style:family="paragraph" style:parent-style-name="Standard">
      <style:paragraph-properties fo:line-height="150%" style:snap-to-layout-grid="false"/>
      <style:text-properties style:font-name="Arial" officeooo:paragraph-rsid="017bedb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8944e5"/>
    </style:style>
    <style:style style:name="T4" style:family="text">
      <style:text-properties officeooo:rsid="01796325"/>
    </style:style>
    <style:style style:name="T5" style:family="text">
      <style:text-properties style:text-underline-style="none"/>
    </style:style>
    <style:style style:name="T6" style:family="text">
      <style:text-properties fo:font-size="9pt" style:text-underline-style="none" style:font-size-asian="9pt" style:font-size-complex="9pt"/>
    </style:style>
    <style:style style:name="T7" style:family="text">
      <style:text-properties fo:font-size="9pt" style:text-underline-style="none" officeooo:rsid="015e9b47" style:font-size-asian="9pt" style:font-size-complex="9pt"/>
    </style:style>
    <style:style style:name="T8" style:family="text">
      <style:text-properties fo:color="#0000cc" loext:opacity="100%" fo:font-size="9pt" style:text-underline-style="none" style:font-size-asian="9pt" style:font-size-complex="9pt"/>
    </style:style>
    <style:style style:name="T9" style:family="text">
      <style:text-properties fo:color="#0000ff" loext:opacity="100%"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loext:opacity="100%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loext:opacity="100%" style:font-name="Arial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loext:opacity="100%" style:font-name="Arial" fo:font-size="10pt" fo:font-style="normal" style:text-underline-style="none" fo:font-weight="normal" officeooo:rsid="018d0f06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17029d3" style:font-weight-asian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15faa37" style:font-weight-asian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8" style:family="text">
      <style:text-properties fo:font-weight="normal" officeooo:rsid="0155a222" style:font-weight-asian="normal" style:font-weight-complex="normal"/>
    </style:style>
    <style:style style:name="T19" style:family="text">
      <style:text-properties fo:font-weight="normal" officeooo:rsid="0182ed81" style:font-weight-asian="normal" style:font-weight-complex="normal"/>
    </style:style>
    <style:style style:name="T20" style:family="text">
      <style:text-properties fo:font-weight="normal" officeooo:rsid="0155f4d3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37b1a5" style:font-weight-asian="normal" style:font-weight-complex="normal"/>
    </style:style>
    <style:style style:name="T23" style:family="text">
      <style:text-properties fo:font-weight="normal" officeooo:rsid="01530e75" style:font-weight-asian="normal" style:font-weight-complex="normal"/>
    </style:style>
    <style:style style:name="T24" style:family="text">
      <style:text-properties fo:font-weight="normal" officeooo:rsid="0155f956" style:font-weight-asian="normal" style:font-weight-complex="normal"/>
    </style:style>
    <style:style style:name="T25" style:family="text">
      <style:text-properties fo:font-weight="normal" officeooo:rsid="0183ae03" style:font-weight-asian="normal" style:font-weight-complex="normal"/>
    </style:style>
    <style:style style:name="T26" style:family="text">
      <style:text-properties fo:font-weight="normal" officeooo:rsid="00b4f557" style:font-weight-asian="normal" style:font-weight-complex="normal"/>
    </style:style>
    <style:style style:name="T27" style:family="text">
      <style:text-properties fo:font-weight="normal" officeooo:rsid="016a93ab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182ed81"/>
    </style:style>
    <style:style style:name="T30" style:family="text">
      <style:text-properties officeooo:rsid="018b396f"/>
    </style:style>
    <style:style style:name="T31" style:family="text">
      <style:text-properties officeooo:rsid="0155a222"/>
    </style:style>
    <style:style style:name="T32" style:family="text">
      <style:text-properties officeooo:rsid="01383ac9"/>
    </style:style>
    <style:style style:name="T33" style:family="text">
      <style:text-properties officeooo:rsid="016844ff"/>
    </style:style>
    <style:style style:name="T34" style:family="text">
      <style:text-properties officeooo:rsid="015faa37"/>
    </style:style>
    <style:style style:name="T35" style:family="text">
      <style:text-properties fo:font-weight="normal" officeooo:rsid="01593d21" style:font-weight-asian="normal" style:font-weight-complex="normal"/>
    </style:style>
    <style:style style:name="T36" style:family="text">
      <style:text-properties fo:font-weight="normal" officeooo:rsid="0188ae64" style:font-weight-asian="normal" style:font-weight-complex="normal"/>
    </style:style>
    <style:style style:name="T37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38" style:family="text">
      <style:text-properties officeooo:rsid="018dc847"/>
    </style:style>
    <style:style style:name="T39" style:family="text">
      <style:text-properties officeooo:rsid="0098a64e"/>
    </style:style>
    <style:style style:name="T40" style:family="text">
      <style:text-properties officeooo:rsid="00c4b99f"/>
    </style:style>
    <style:style style:name="T41" style:family="text">
      <style:text-properties officeooo:rsid="00e48725"/>
    </style:style>
    <style:style style:name="T42" style:family="text">
      <style:text-properties officeooo:rsid="015b402e"/>
    </style:style>
    <style:style style:name="T43" style:family="text">
      <style:text-properties officeooo:rsid="011f83a9"/>
    </style:style>
    <style:style style:name="T44" style:family="text">
      <style:text-properties officeooo:rsid="0163594c"/>
    </style:style>
    <style:style style:name="T45" style:family="text">
      <style:text-properties officeooo:rsid="01530e75"/>
    </style:style>
    <style:style style:name="T46" style:family="text">
      <style:text-properties officeooo:rsid="013f3f46"/>
    </style:style>
    <style:style style:name="T47" style:family="text">
      <style:text-properties officeooo:rsid="014c222f"/>
    </style:style>
    <style:style style:name="T48" style:family="text">
      <style:text-properties officeooo:rsid="014cd8db"/>
    </style:style>
    <style:style style:name="T49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0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1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2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3" style:family="text">
      <style:text-properties fo:color="#000000" loext:opacity="100%" fo:font-size="9pt" officeooo:rsid="015f1651" style:font-size-asian="9pt" style:font-size-complex="9pt"/>
    </style:style>
    <style:style style:name="T54" style:family="text">
      <style:text-properties fo:color="#000000" loext:opacity="100%" fo:font-size="9pt" officeooo:rsid="014658f8" style:font-size-asian="9pt" style:font-size-complex="9pt"/>
    </style:style>
    <style:style style:name="T55" style:family="text">
      <style:text-properties fo:color="#000000" loext:opacity="100%" fo:font-size="9pt" officeooo:rsid="0140798a" style:font-size-asian="9pt" style:font-size-complex="9pt"/>
    </style:style>
    <style:style style:name="T56" style:family="text">
      <style:text-properties fo:color="#000000" loext:opacity="100%" fo:font-size="9pt" officeooo:rsid="0141beae" style:font-size-asian="9pt" style:font-size-complex="9pt"/>
    </style:style>
    <style:style style:name="T57" style:family="text">
      <style:text-properties officeooo:rsid="015f49f2"/>
    </style:style>
    <style:style style:name="T58" style:family="text">
      <style:text-properties officeooo:rsid="015cb31b"/>
    </style:style>
    <style:style style:name="T59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60" style:family="text">
      <style:text-properties fo:color="#000000" loext:opacity="100%" fo:font-size="9pt" fo:font-weight="bold" officeooo:rsid="01945e7e" style:font-size-asian="9pt" style:font-weight-asian="bold" style:font-size-complex="9pt" style:font-weight-complex="bold"/>
    </style:style>
    <style:style style:name="T61" style:family="text">
      <style:text-properties fo:color="#000000" loext:opacity="100%" fo:font-size="9pt" fo:font-weight="normal" officeooo:rsid="011e68a8" style:font-size-asian="9pt" style:font-weight-asian="normal" style:font-size-complex="9pt" style:font-weight-complex="normal"/>
    </style:style>
    <style:style style:name="T62" style:family="text">
      <style:text-properties fo:color="#000000" loext:opacity="100%" fo:font-size="9pt" fo:font-weight="normal" officeooo:rsid="00dbd22b" style:font-size-asian="9pt" style:font-weight-asian="normal" style:font-size-complex="9pt" style:font-weight-complex="normal"/>
    </style:style>
    <style:style style:name="T63" style:family="text">
      <style:text-properties fo:color="#000000" loext:opacity="100%" fo:font-size="9pt" fo:font-weight="normal" officeooo:rsid="015faa37" style:font-size-asian="9pt" style:font-weight-asian="normal" style:font-size-complex="9pt" style:font-weight-complex="normal"/>
    </style:style>
    <style:style style:name="T64" style:family="text">
      <style:text-properties fo:color="#000000" loext:opacity="100%" fo:font-size="9pt" fo:language="en" fo:country="US" fo:font-weight="normal" officeooo:rsid="013abf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65" style:family="text">
      <style:text-properties fo:color="#000000" loext:opacity="100%" fo:font-size="9pt" fo:language="en" fo:country="US" fo:font-weight="normal" officeooo:rsid="014513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66" style:family="text">
      <style:text-properties fo:color="#000000" loext:opacity="100%" fo:font-size="9pt" fo:language="en" fo:country="US" fo:font-weight="normal" officeooo:rsid="015faa37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67" style:family="text">
      <style:text-properties fo:font-weight="normal" officeooo:rsid="0178c18e" style:font-weight-asian="normal" style:font-weight-complex="normal"/>
    </style:style>
    <style:style style:name="T68" style:family="text">
      <style:text-properties fo:font-weight="normal" officeooo:rsid="0153f493" style:font-weight-asian="normal" style:font-weight-complex="normal"/>
    </style:style>
    <style:style style:name="T69" style:family="text">
      <style:text-properties fo:color="#000000" loext:opacity="100%" fo:font-size="9pt" fo:font-weight="normal" officeooo:rsid="0153f493" style:font-size-asian="9pt" style:font-weight-asian="normal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Tampa </text:span><text:span text:style-name="T3">Bay</text:span><text:span text:style-name="T2">, </text:span><text:span text:style-name="T4">FL</text:span><text:span text:style-name="T2"> </text:span>| <text:span text:style-name="Internet_20_link"><text:span text:style-name="T5">✉️ </text:span></text:span><text:a xlink:type="simple" xlink:href="mailto:bruce.ingalls@gmail.com" text:style-name="Internet_20_link" text:visited-style-name="Visited_20_Internet_20_Link"><text:span text:style-name="Internet_20_link"><text:span text:style-name="T6">bruce.ingalls </text:span></text:span><text:span text:style-name="Internet_20_link"><text:span text:style-name="T7">@</text:span></text:span><text:span text:style-name="Internet_20_link"><text:span text:style-name="T6"> gmail</text:span></text:span></text:a><text:span text:style-name="T6"> | <text:s/></text:span><draw:frame draw:style-name="fr1" draw:name="Image7 Copy 1" text:anchor-type="as-char" svg:width="0.139in" svg:height="0.1339in" draw:z-index="0"><draw:image xlink:href="Pictures/100000010000001E0000001D231F025A.png" xlink:type="simple" xlink:show="embed" xlink:actuate="onLoad" draw:mime-type="image/png"/></draw:frame><text:span text:style-name="T8"><text:s/></text:span><text:a xlink:type="simple" xlink:href="https://bingalls.github.io/" text:style-name="Internet_20_link" text:visited-style-name="Visited_20_Internet_20_Link"><text:span text:style-name="T9">https://bingalls.github.io</text:span></text:a></text:p>
      <text:h text:style-name="Heading_20_3" text:outline-level="3"><draw:line text:anchor-type="paragraph" draw:z-index="1" draw:name="Line 1" draw:style-name="gr1" draw:text-style-name="P2" svg:x1="1.1362in" svg:y1="0.0201in" svg:x2="6.4043in" svg:y2="0.0362in"><text:p/></draw:line><text:span text:style-name="Internet_20_link"><text:span text:style-name="T10">S</text:span></text:span><text:span text:style-name="Internet_20_link"><text:span text:style-name="T11">UMMARY</text:span></text:span><text:span text:style-name="Internet_20_link"><text:span text:style-name="T10"><text:tab/></text:span></text:span><text:span text:style-name="Internet_20_link"><text:span text:style-name="T12">Full Stack Engineer with over 10 years of PHP / Laravel and JavaScript.</text:span></text:span></text:h>
      <text:p text:style-name="Text_20_body"><text:span text:style-name="Internet_20_link"><text:span text:style-name="T13">Hired to solve web performance via caching. Followed up with security &amp; testing </text:span></text:span><text:span text:style-name="Internet_20_link"><text:span text:style-name="T14">such as</text:span></text:span><text:span text:style-name="Internet_20_link"><text:span text:style-name="T13"> QA through test plans </text:span></text:span><text:span text:style-name="Internet_20_link"><text:span text:style-name="T14">&amp;</text:span></text:span><text:span text:style-name="Internet_20_link"><text:span text:style-name="T13"> CI/CD. Improved UX with fresher, responsive mobile designs.</text:span></text:span></text:p>
      <text:h text:style-name="P3" text:outline-level="4"><text:span text:style-name="T15">S</text:span><text:span text:style-name="T16">kills over </text:span><text:span text:style-name="T17">10 years </text:span><text:span text:style-name="T15">&amp; recent</text:span></text:h>
      <text:p text:style-name="P4">⭐️ ⭐️<text:tab/><text:span text:style-name="T18">Bootstrap; </text:span><text:span text:style-name="T19">HTML5; </text:span><text:span text:style-name="T18">SASS, Tailwind</text:span><text:span text:style-name="T20">CSS</text:span></text:p>
      <text:p text:style-name="P4">⭐️ ⭐️<text:tab/><text:span text:style-name="T21">JavaScrip</text:span><text:span text:style-name="T22">t; </text:span><text:span text:style-name="T18">jQuery; TypeScript</text:span><text:span text:style-name="T22">;</text:span><text:span text:style-name="T23"> Node.js</text:span></text:p>
      <text:p text:style-name="P5">⭐️ ⭐️<text:tab/><text:span text:style-name="T18">Linux system admin; </text:span><text:span text:style-name="T20">Bash; </text:span><text:span text:style-name="T24">CI/CD; </text:span><text:span text:style-name="T20">Git </text:span><text:span text:style-name="T25">Flow</text:span></text:p>
      <text:p text:style-name="P6">⭐️ ⭐️<text:tab/><text:span text:style-name="T18">My</text:span><text:span text:style-name="T26">S</text:span><text:span text:style-name="T22">QL; </text:span><text:span text:style-name="T27">Redis; </text:span><text:span text:style-name="T25">OOP Object Oriented Programming</text:span></text:p>
      <text:p text:style-name="P7"><text:span text:style-name="T28">⭐️ ⭐️<text:tab/></text:span>PH<text:span text:style-name="T29">P</text:span><text:span text:style-name="T30">8</text:span><text:span text:style-name="T29">;</text:span><text:span text:style-name="T31"> </text:span><text:span text:style-name="T32">Laravel / </text:span><text:span text:style-name="T29">Symfony; LAMP</text:span></text:p>
      <text:h text:style-name="P8" text:outline-level="4"><text:span text:style-name="T33">S</text:span><text:span text:style-name="T34">kills under</text:span> 10 years <text:span text:style-name="T33">or less recent</text:span></text:h>
      <text:p text:style-name="P9">⭐️<text:span text:style-name="T21"><text:tab/></text:span><text:span text:style-name="T20">Alpine; Livewire; React; Vue</text:span></text:p>
      <text:p text:style-name="P10">⭐️<text:span text:style-name="T21"><text:tab/></text:span><text:span text:style-name="T20">Amazon AWS; Azure; </text:span><text:span text:style-name="T35">Docker; </text:span><text:span text:style-name="T24">Terraform; Vagrant</text:span></text:p>
      <text:p text:style-name="P5">⭐️<text:span text:style-name="T21"><text:tab/></text:span><text:span text:style-name="T20">C; C++; C#; Dot Net; </text:span><text:span text:style-name="T27">Java</text:span></text:p>
      <text:p text:style-name="P4">⭐️<text:span text:style-name="T21"><text:tab/></text:span><text:span text:style-name="T24">DBA; MongoDB; MSSQL, Oracle, SQL Server, etc</text:span></text:p>
      <text:p text:style-name="P4">⭐️<text:span text:style-name="T21"><text:tab/></text:span><text:span text:style-name="T24">Testing: Playwright; MSW; Selenium; </text:span><text:span text:style-name="T36">Pest, PhpU</text:span><text:span text:style-name="T27">nit, </text:span><text:span text:style-name="T36">etc</text:span></text:p>
      <text:p text:style-name="P11"><text:span text:style-name="T37"/></text:p>
      <text:h text:style-name="P12" text:outline-level="2">PROFESSIONAL EXPERIENC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3" text:outline-level="4"><text:span text:style-name="T38">Full stack engineer | </text:span>Hotwire Communications <text:s/>| <text:s/>Fort Lauderdale, FL <text:s/>| <text:s/>2022 – 2025</text:h>
          </table:table-cell>
        </table:table-row>
        <table:table-row>
          <table:table-cell table:style-name="Table1.A2" office:value-type="string">
            <text:p text:style-name="P14"><text:span text:style-name="T39">Laravel PHP</text:span><text:span text:style-name="T30">8</text:span><text:span text:style-name="T39">, </text:span><text:span text:style-name="T40">B</text:span><text:span text:style-name="T41">ootstrap </text:span><text:span text:style-name="T42">for ISP billing website</text:span></text:p>
          </table:table-cell>
        </table:table-row>
      </table:table>
      <text:list text:style-name="L1">
        <text:list-item>
          <text:p text:style-name="P15">Reduced &gt;20 second home page load time to &lt; 6 sec, critical to customer satisfaction.</text:p>
        </text:list-item>
        <text:list-item>
          <text:p text:style-name="P15">Created UX tactics to replace customer support, enabling immediate self-service.</text:p>
        </text:list-item>
        <text:list-item>
          <text:p text:style-name="P15">Automated tests in Playwright improved quality and time to market.</text:p>
        </text:list-item>
        <text:list-item>
          <text:p text:style-name="P15">Resolved a long-standing API architectural fault, vexing others for years. Achieved ~10ms faster response, also passing a security audit.</text:p>
        </text:list-item>
        <text:list-item>
          <text:p text:style-name="P15">Replaced PDF-lib with modern CSS, resulting in faster, mainta<text:span text:style-name="T38">i</text:span>nable code. Improved print UX for customers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6" text:outline-level="4"><text:span text:style-name="T38">Full stack consultant | </text:span>Ingalls Consulting Co <text:s/>| <text:s/>New York, NY <text:s/>| <text:s/>2012 – 2021</text:h>
          </table:table-cell>
        </table:table-row>
        <table:table-row>
          <table:table-cell table:style-name="Table2.A2" office:value-type="string">
            <text:p text:style-name="P17"><text:span text:style-name="T39">Laravel/PHP</text:span><text:span text:style-name="T30">7</text:span><text:span text:style-name="T39">, </text:span><text:span text:style-name="T43">AWS, </text:span><text:span text:style-name="T44">C#, Java, </text:span><text:span text:style-name="T45">JavaScript, </text:span><text:span text:style-name="T46">MongoDB, </text:span><text:span text:style-name="T45">Node.js, </text:span><text:span text:style-name="T46">React, </text:span><text:span text:style-name="T47">Redis, </text:span><text:span text:style-name="T48">Terraform, </text:span><text:span text:style-name="T46">Vue</text:span></text:p>
          </table:table-cell>
        </table:table-row>
      </table:table>
      <text:p text:style-name="P18"><text:span text:style-name="T49">Clients:<text:tab/> <text:s text:c="4"/></text:span><text:span text:style-name="T50">Pearson, Consumer Reports, Helix</text:span><text:span text:style-name="T51">, Play Sports Live, </text:span><text:span text:style-name="T52">Katherine Gibbs School</text:span></text:p>
      <text:p text:style-name="P18"><text:span text:style-name="T53">Industries:</text:span><text:span text:style-name="T54"> <text:s text:c="2"/></text:span><text:span text:style-name="T55">E-commerce, </text:span><text:span text:style-name="T54">Finance, </text:span><text:span text:style-name="T55">Media </text:span><text:span text:style-name="T54">&amp;</text:span><text:span text:style-name="T55"> </text:span><text:span text:style-name="T56">Product Lifecycle Management</text:span></text:p>
      <text:list text:style-name="L2">
        <text:list-item>
          <text:p text:style-name="P19"><text:span text:style-name="T57">Led management communications, creating agile issue tracking, git-flow &amp; CI/CD</text:span></text:p>
        </text:list-item>
        <text:list-item>
          <text:p text:style-name="P19">Cached Consumer Reports pages, speeding from hours to &lt; 6 sec.</text:p>
        </text:list-item>
        <text:list-item>
          <text:p text:style-name="P19">Optimized testing speeds to triple performance. Sped every git commit for faster releases.</text:p>
        </text:list-item>
        <text:list-item>
          <text:p text:style-name="P19">Delivered distributed sports betting game in months to meet season kickoff.</text:p>
        </text:list-item>
        <text:list-item>
          <text:p text:style-name="P19">Refined communication skills by teaching classes. Included complex topics such as IT security.</text:p>
        </text:list-item>
        <text:list-item>
          <text:p text:style-name="P19">Documented &amp; automated Docker to onboard new techs from one week to one day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h text:style-name="P16" text:outline-level="4"><text:span text:style-name="T38">Full stack engineer | </text:span>Cantor Fitzgerald <text:s/>| <text:s/>New York, NY <text:s/>| <text:s/>2009 – 2011</text:h>
          </table:table-cell>
        </table:table-row>
        <table:table-row>
          <table:table-cell table:style-name="Table4.A2" office:value-type="string">
            <text:p text:style-name="P20">PHP<text:span text:style-name="T30">5</text:span>, jQuery, Web Services <text:span text:style-name="T58">for national food delivery e-commerce</text:span></text:p>
          </table:table-cell>
        </table:table-row>
      </table:table>
      <text:list text:style-name="L3">
        <text:list-item>
          <text:p text:style-name="P21">Optimized PHP &amp; SQL for 50% speed increase, or double traffic.</text:p>
        </text:list-item>
        <text:list-item>
          <text:p text:style-name="P21">Adopted new CSS grid, reducing time to market by 15%, improving mobile usage.</text:p>
        </text:list-item>
        <text:list-item>
          <text:p text:style-name="P21">Integrated ReST APIs: StrikeIron &amp; NOAA. Ensured Authorize.net PCI/DSS compliance to enhance security.</text:p>
        </text:list-item>
      </text:list>
      <text:h text:style-name="P22" text:outline-level="2">EDUCATION</text:h>
      <text:p text:style-name="P23">Rochester Institute Of Technology<text:span text:style-name="T21"><text:tab/>Computer Science</text:span></text:p>
      <text:p text:style-name="P24"><text:span text:style-name="T37">State University Of New Paltz</text:span><text:span text:style-name="T59"><text:tab/><text:tab/>B.S. Electrical Engineering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draw:frame draw:style-name="fr2" draw:name="Image1" text:anchor-type="char" svg:x="0.1063in" svg:y="0.1272in" svg:width="0.2835in" svg:height="0.2583in" draw:z-index="2"><draw:image xlink:href="Pictures/10004ADA000052C9000052C938881F43.svg" xlink:type="simple" xlink:show="embed" xlink:actuate="onLoad" draw:mime-type="image/svg+xml"/><draw:image xlink:href="Pictures/10000001000002C3000002C39FBBF0A1.png" xlink:type="simple" xlink:show="embed" xlink:actuate="onLoad" draw:mime-type="image/png"/></draw:frame></text:p>
          </table:table-cell>
          <table:table-cell table:style-name="Table3.A1" office:value-type="string">
            <text:p text:style-name="P25"/>
            <text:p text:style-name="P26"><text:span text:style-name="T60">My </text:span><text:span text:style-name="T37">Open Source</text:span><text:span text:style-name="T61"><text:tab/> <text:s/>Ubuntu's</text:span><text:span text:style-name="T62"> JDK </text:span><text:span text:style-name="T63">package</text:span><text:span text:style-name="T62">;</text:span><text:span text:style-name="T64"> </text:span><text:span text:style-name="T65">GN</text:span><text:span text:style-name="T64">U/</text:span><text:span text:style-name="T66">Linux code</text:span><text:span text:style-name="T64">;</text:span><text:span text:style-name="T65"> Log4PHP drive</text:span><text:span text:style-name="T37">r</text:span></text:p>
            <text:p text:style-name="P27"><text:bookmark-start text:name="__DdeLink__430_678728385"/><text:span text:style-name="T67">B</text:span><text:bookmark-end text:name="__DdeLink__430_678728385"/><text:span text:style-name="T67">ilingual</text:span><text:span text:style-name="T21"> </text:span><text:span text:style-name="T67">English, </text:span><text:span text:style-name="T21">German, French. </text:span><text:span text:style-name="T67">Certified</text:span><text:span text:style-name="T21"> </text:span><text:span text:style-name="T68">CompTIA Security+</text:span></text:p>
          </table:table-cell>
        </table:table-row>
      </table:table>
      <text:p text:style-name="P28"><text:span text:style-name="T6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ruce Ingalls</dc:title>
    <meta:initial-creator>temp</meta:initial-creator>
    <meta:creation-date>2008-10-27T18:05:00</meta:creation-date>
    <dc:date>2025-06-28T18:54:20.978567000</dc:date>
    <meta:editing-cycles>435</meta:editing-cycles>
    <meta:editing-duration>P2DT14H44M10S</meta:editing-duration>
    <meta:generator>LibreOffice/25.2.4.3$MacOSX_AARCH64 LibreOffice_project/33e196637044ead23f5c3226cde09b47731f7e27</meta:generator>
    <meta:print-date>2025-06-05T11:27:43.560288000</meta:print-date>
    <meta:printed-by>PDF files: Bruce Ingalls</meta:printed-by>
    <dc:creator>Bruce Ingalls</dc:creator>
    <meta:document-statistic meta:table-count="4" meta:image-count="2" meta:object-count="0" meta:page-count="1" meta:paragraph-count="43" meta:word-count="451" meta:character-count="2882" meta:non-whitespace-character-count="2461"/>
    <meta:user-defined meta:name="Info 1"/>
    <meta:user-defined meta:name="Info 2"/>
    <meta:user-defined meta:name="Info 3"/>
    <meta:user-defined meta:name="Info 4"/>
  </office:meta>
</office:document-meta>
</file>